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fdc7" officeooo:paragraph-rsid="0018fdc7"/>
    </style:style>
    <style:style style:name="P2" style:family="paragraph" style:parent-style-name="Standard" style:list-style-name="L2">
      <style:text-properties officeooo:rsid="0018fdc7" officeooo:paragraph-rsid="0018fdc7"/>
    </style:style>
    <style:style style:name="P3" style:family="paragraph" style:parent-style-name="Standard" style:list-style-name="L4">
      <style:text-properties officeooo:rsid="0018fdc7" officeooo:paragraph-rsid="0018fdc7"/>
    </style:style>
    <style:style style:name="P4" style:family="paragraph" style:parent-style-name="Standard" style:list-style-name="L4">
      <style:text-properties officeooo:rsid="0018fdc7" officeooo:paragraph-rsid="001ad3d9"/>
    </style:style>
    <style:style style:name="P5" style:family="paragraph" style:parent-style-name="Standard" style:list-style-name="L5">
      <style:text-properties officeooo:rsid="0018fdc7" officeooo:paragraph-rsid="0018fdc7"/>
    </style:style>
    <style:style style:name="P6" style:family="paragraph" style:parent-style-name="Standard" style:list-style-name="L5">
      <style:text-properties officeooo:rsid="0018fdc7" officeooo:paragraph-rsid="001ad3d9"/>
    </style:style>
    <style:style style:name="P7" style:family="paragraph" style:parent-style-name="Standard">
      <style:text-properties officeooo:rsid="0018fdc7" officeooo:paragraph-rsid="001ad3d9"/>
    </style:style>
    <style:style style:name="P8" style:family="paragraph" style:parent-style-name="Standard" style:list-style-name="L4">
      <style:text-properties officeooo:paragraph-rsid="0018fdc7"/>
    </style:style>
    <style:style style:name="P9" style:family="paragraph" style:parent-style-name="Standard" style:list-style-name="L4">
      <style:text-properties officeooo:rsid="0019b5a7" officeooo:paragraph-rsid="0019b5a7"/>
    </style:style>
    <style:style style:name="P10" style:family="paragraph" style:parent-style-name="Standard" style:list-style-name="L2">
      <style:text-properties officeooo:rsid="0019b5a7" officeooo:paragraph-rsid="0019b5a7"/>
    </style:style>
    <style:style style:name="P11" style:family="paragraph" style:parent-style-name="Standard" style:list-style-name="L4">
      <style:text-properties officeooo:rsid="001ad3d9" officeooo:paragraph-rsid="001ad3d9"/>
    </style:style>
    <style:style style:name="P12" style:family="paragraph" style:parent-style-name="Standard" style:list-style-name="L2">
      <style:text-properties officeooo:rsid="001ad3d9" officeooo:paragraph-rsid="001ad3d9"/>
    </style:style>
    <style:style style:name="P13" style:family="paragraph" style:parent-style-name="Standard" style:list-style-name="L5">
      <style:text-properties officeooo:rsid="001c2cc9" officeooo:paragraph-rsid="001c2cc9"/>
    </style:style>
    <style:style style:name="P14" style:family="paragraph" style:parent-style-name="Standard">
      <style:text-properties officeooo:rsid="001c2cc9" officeooo:paragraph-rsid="001c2cc9"/>
    </style:style>
    <style:style style:name="T1" style:family="text">
      <style:text-properties officeooo:rsid="0018fdc7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19b5a7"/>
    </style:style>
    <style:style style:name="T5" style:family="text">
      <style:text-properties officeooo:rsid="001c2c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ah Buchen</text:p>
      <text:p text:style-name="P1">CS 290 Spring 2018</text:p>
      <text:p text:style-name="P1">May 13<text:span text:style-name="T2">th</text:span> 2018</text:p>
      <text:p text:style-name="P1">Website Project Proposal</text:p>
      <text:p text:style-name="P1"/>
      <text:p text:style-name="P1"/>
      <text:p text:style-name="P1"/>
      <text:p text:style-name="P1">Theme: Website to promote the collaborative poetry of Dr. Callista Buchen and Dr. Amy Ash</text:p>
      <text:p text:style-name="P1"/>
      <text:p text:style-name="P1">Homepage:</text:p>
      <text:list xml:id="list8811995141212163182" text:style-name="L4">
        <text:list-item>
          <text:p text:style-name="P8"><text:span text:style-name="T1">Features</text:span></text:p>
          <text:list>
            <text:list-item>
              <text:p text:style-name="P8"><text:span text:style-name="T1">horizontal menu</text:span></text:p>
            </text:list-item>
            <text:list-item>
              <text:p text:style-name="P9">picture carousel (javascript) <text:span text:style-name="T5">(do all the pictures on the other pages)</text:span></text:p>
            </text:list-item>
          </text:list>
        </text:list-item>
        <text:list-item>
          <text:p text:style-name="P3">Content</text:p>
          <text:list>
            <text:list-item>
              <text:p text:style-name="P11">mini bio</text:p>
              <text:p text:style-name="P4"/>
            </text:list-item>
          </text:list>
        </text:list-item>
      </text:list>
      <text:p text:style-name="P1">Page1: Readings and <text:span text:style-name="T4">Events</text:span></text:p>
      <text:list xml:id="list1842109973698897203" text:style-name="L2">
        <text:list-item>
          <text:p text:style-name="P2">Features</text:p>
          <text:list>
            <text:list-item>
              <text:p text:style-name="P10">HTML list</text:p>
            </text:list-item>
          </text:list>
        </text:list-item>
        <text:list-item>
          <text:p text:style-name="P2">Content</text:p>
          <text:list>
            <text:list-item>
              <text:p text:style-name="P12">Pictures <text:span text:style-name="T5">(pictures of Amy and Callista reading)</text:span></text:p>
            </text:list-item>
            <text:list-item>
              <text:p text:style-name="P12">Video <text:span text:style-name="T5">(reading for BOAAT)</text:span></text:p>
            </text:list-item>
          </text:list>
        </text:list-item>
      </text:list>
      <text:p text:style-name="P1"/>
      <text:p text:style-name="P1">Page2: Publications</text:p>
      <text:list xml:id="list684763236163497834" text:style-name="L5">
        <text:list-item>
          <text:p text:style-name="P5">Features</text:p>
          <text:list>
            <text:list-item>
              <text:p text:style-name="P13">HTML list</text:p>
            </text:list-item>
            <text:list-item>
              <text:p text:style-name="P5">outside links</text:p>
            </text:list-item>
          </text:list>
        </text:list-item>
      </text:list>
      <text:p text:style-name="P14">Content</text:p>
      <text:p text:style-name="P14">List of publications</text:p>
      <text:p text:style-name="P14">Pictures (screen shots of journals)</text:p>
      <text:p text:style-name="P1"/>
      <text:p text:style-name="P1">Page3: <text:s text:c="2"/><text:span text:style-name="T4">About</text:span></text:p>
      <text:list xml:id="list162501878858559" text:continue-numbering="true" text:style-name="L5">
        <text:list-item>
          <text:p text:style-name="P6">Features</text:p>
          <text:list>
            <text:list-item>
              <text:p text:style-name="P13">Scroll box</text:p>
            </text:list-item>
            <text:list-item>
              <text:p text:style-name="P13">Object for download</text:p>
            </text:list-item>
          </text:list>
        </text:list-item>
        <text:list-item>
          <text:p text:style-name="P6">Content</text:p>
          <text:list>
            <text:list-item>
              <text:p text:style-name="P13">Pictures (head shots)</text:p>
            </text:list-item>
            <text:list-item>
              <text:p text:style-name="P13">Individual bios for Callista and Amy </text:p>
            </text:list-item>
            <text:list-item>
              <text:p text:style-name="P13">Cvs for Callista and Amy (scroll box)</text:p>
            </text:list-item>
            <text:list-item>
              <text:p text:style-name="P13">Paragraphing promoting their collaborative workshops </text:p>
            </text:list-item>
            <text:list-item>
              <text:p text:style-name="P13">Collaborative workshop handout</text:p>
            </text:list-item>
          </text:list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5:32:50.006792153</meta:creation-date>
    <dc:date>2018-05-13T16:25:01.137442624</dc:date>
    <meta:editing-duration>PT11M30S</meta:editing-duration>
    <meta:editing-cycles>1</meta:editing-cycles>
    <meta:document-statistic meta:table-count="0" meta:image-count="0" meta:object-count="0" meta:page-count="1" meta:paragraph-count="35" meta:word-count="136" meta:character-count="764" meta:non-whitespace-character-count="681"/>
    <meta:generator>LibreOffice/5.1.6.2$Linux_X86_64 LibreOffice_project/10m0$Build-2</meta:generator>
  </office:meta>
</office:document-meta>
</file>